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L1"/>
    <style:style style:name="P2" style:family="paragraph" style:parent-style-name="Standard">
      <style:text-properties officeooo:rsid="000e14dc" officeooo:paragraph-rsid="000e14dc"/>
    </style:style>
    <style:style style:name="P3" style:family="paragraph" style:parent-style-name="Text_20_body" style:list-style-name="L1"/>
    <style:style style:name="P4" style:family="paragraph" style:parent-style-name="Text_20_body" style:list-style-name="L1">
      <style:paragraph-properties fo:text-align="center" style:justify-single-word="false"/>
    </style:style>
    <style:style style:name="P5" style:family="paragraph" style:parent-style-name="Text_20_body" style:list-style-name="L1">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hreadDataList">
        <text:section text:style-name="Sect1" text:name="threadListItemContents_16538250">
          <text:list xml:id="list3967793571" text:style-name="L1">
            <text:list-item>
              <text:list>
                <text:list-header>
                  <text:h text:style-name="P1" text:outline-level="2"><text:a xlink:type="simple" xlink:href="javascript:void(0)" text:style-name="Internet_20_link" text:visited-style-name="Visited_20_Internet_20_Link">1-1 Discussion: The Economic Crisis of 2008</text:a> </text:h>
                </text:list-header>
              </text:list>
              <text:p text:style-name="P5">Michael Surdek posted Oct 14, 2021 12:01 PM</text:p>
            </text:list-item>
          </text:list>
          <text:section text:style-name="Sect1" text:name="d2l_1_95_79">
            <text:list xml:id="list120732746784513" text:continue-numbering="true" text:style-name="L1">
              <text:list-header>
                <text:p text:style-name="P5"><text:bookmark text:name="d2l_1_94_974"/></text:p>
              </text:list-header>
            </text:list>
          </text:section>
          <text:section text:style-name="Sect1" text:name="d2l_1_96_941">
            <text:list xml:id="list120732621486202" text:continue-numbering="true" text:style-name="L1">
              <text:list-header>
                <text:p text:style-name="P3">Hi everyone I'm Mike and, like many of you, am pursuing a Master's in Data Analytics. I began the program in April 2020 and have about a year left now. In August, I started a data science co-op for a medical device company in Acton, MA. I am looking forward to working with you all on this interesting subject of risk assessment!</text:p>
                <text:p text:style-name="P3">The financial crisis of 2008 is a great example of how mismanagement and ignorance of risks can lead to catastrophic effects worldwide. With a large number of groups being responsible for numerous oversights and too many individuals to count involved in key decisions, there were all types of unforeseen risks present prior to the crisis.</text:p>
                <text:p text:style-name="P3">Market risk is "the risk that the value of a portfolio...will decrease due to the change in value of the market risk factors." (Brimstone) Market risk was present before the crisis as a result of the highly leveraged positions that organizations were willing to take after a long period of economic stability. In a high leverage situation, small changes in market value lead to larger changes in the net value of a portfolio. A similar scenario was described in the Crash Course article, where the value of family's home decreased by 5%, causing their net worth to decrease by 50%. When asset prices went down at the beginning of the financial crisis, organizations were forced to deleverage themselves, which lowered prices further and kicked off a cycle that lead to further economic devastation.</text:p>
                <text:p text:style-name="P3">Credit Risk is "the risk of loss of principal or loss of a financial reward stemming from a borrower's failure to repay a loan or otherwise meet a contractual obligation." (Brimstone) In 2008, credit risk was miscalculated across the board because "independent" credit rating agencies were incentivized to hand out favorable ratings to make more money for the banks who financed them. Most organizations had systems in place to quantify and manage credit risk, but they were based on incorrect information, which meant the credit risk was higher across the board than anyone was prepared for.</text:p>
                <text:p text:style-name="P3">Operational risk is "the risk of loss resulting from inadequate or failed processes, people, systems, or external events." (Girling) Although the Basel II standards were released in 2004, many organizations still did not do a sufficient job of monitoring and managing their risks. First, the SEC, which regulated the 5 largest banks in the US, was not effectively enforcing the Basel II standards, as became quite evident shortly after. Second, the standards still allowed organizations to develop their own models to determine their capital requirements. For these reasons, inadequate practices remained and operational risks were not managed to an appropriate level, leading to the financial crisis.</text:p>
                <text:p text:style-name="P3">The recent crisis demonstrates a lot about the importance of sound risk assessment. Now more commonplace, using an Enterprise Risk Management wheel is a good framework for monitoring all types of risks and their relationships. Identifying and quantifying the different types of risks on their own is a fine starting place, but it is important to do so from an <text:soft-page-break/>enterprise-wide perspective, as it becomes clear that increases in individual risks can magnify others. (Girling) An organization looking for a sound risk assessment strategy must ensure that the focus is on preparing for any and all risks, rather than manipulating the regulations for short-term profits.</text:p>
                <text:p text:style-name="P4">References:</text:p>
                <text:p text:style-name="P3">Brimstone. (ND). <text:span text:style-name="Emphasis">Market Risk, Operational Risk &amp; Credit Risk. </text:span>Brimstone Consulting. Retrieved from <text:a xlink:type="simple" xlink:href="https://www.brimstone-consulting.com/market-risk-operational-risk-credit-risk" text:style-name="Internet_20_link" text:visited-style-name="Visited_20_Internet_20_Link">https://www.brimstone-consulting.com/market-risk-operational-risk-credit-risk</text:a></text:p>
                <text:p text:style-name="P3">The Economist. (2013). <text:span text:style-name="Emphasis">The Origins of the Financial Crisis: Crash course.</text:span> The Economist. Retrieved from <text:a xlink:type="simple" xlink:href="https://www.economist.com/schools-brief/2013/09/07/crash-course" text:style-name="Internet_20_link" text:visited-style-name="Visited_20_Internet_20_Link">https://www.economist.com/schools-brief/2013/09/07/crash-course</text:a>.</text:p>
                <text:p text:style-name="P3">Girling, P. X. (2013). <text:span text:style-name="Emphasis">Operational Risk Management: A Complete Guide to a Successful Operational Risk Framework</text:span>. Wiley Professional Development (P&amp;T). Retrieved from <text:a xlink:type="simple" xlink:href="https://mbsdirect.vitalsource.com/books/9781118983430" text:style-name="Internet_20_link" text:visited-style-name="Visited_20_Internet_20_Link">https://mbsdirect.vitalsource.com/books/9781118983430</text:a></text:p>
              </text:list-header>
            </text:list>
          </text:section>
        </text:section>
      </text:section>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0:31:37.150545827</meta:creation-date>
    <dc:date>2021-10-14T12:07:31.960783684</dc:date>
    <meta:editing-duration>PT1H25M44S</meta:editing-duration>
    <meta:editing-cycles>1</meta:editing-cycles>
    <meta:document-statistic meta:table-count="0" meta:image-count="0" meta:object-count="0" meta:page-count="2" meta:paragraph-count="13" meta:word-count="639" meta:character-count="4097" meta:non-whitespace-character-count="3482"/>
    <meta:generator>LibreOffice/6.4.7.2$Linux_X86_64 LibreOffice_project/40$Build-2</meta:generator>
  </office:meta>
</office:document-meta>
</file>